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orbyn tables VONC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/>
          <table:table-cell table:formula="of:=[.A2]" office:value-type="float" office:value="0.1" calcext:value-type="float">
            <text:p>0.1</text:p>
          </table:table-cell>
          <table:table-cell table:formula="of:=[.D2]*20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byn doesn’t table VONC</text:p>
          </table:table-cell>
          <table:table-cell table:number-columns-repeated="8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/>
          <table:table-cell table:formula="of:=[.A5]" office:value-type="float" office:value="0.9" calcext:value-type="float">
            <text:p>0.9</text:p>
          </table:table-cell>
          <table:table-cell table:formula="of:=[.D5]*20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8"/>
        </table:table-row>
        <table:table-row table:style-name="ro1">
          <table:table-cell table:formula="of:=[.D2]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8]*[.B8]" office:value-type="float" office:value="0.03" calcext:value-type="float">
            <text:p>0.03</text:p>
          </table:table-cell>
          <table:table-cell table:formula="of:=[.D8]*20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Succeeds</text:p>
          </table:table-cell>
          <table:table-cell table:number-columns-repeated="8"/>
        </table:table-row>
        <table:table-row table:style-name="ro1">
          <table:table-cell table:formula="of:=[.D2]"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1]*[.B11]" office:value-type="float" office:value="0.07" calcext:value-type="float">
            <text:p>0.07</text:p>
          </table:table-cell>
          <table:table-cell table:formula="of:=[.D11]*20"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ouse prorogued</text:p>
          </table:table-cell>
          <table:table-cell table:number-columns-repeated="8"/>
        </table:table-row>
        <table:table-row table:style-name="ro1">
          <table:table-cell table:formula="of:=[.D8]" office:value-type="float" office:value="0.03" calcext:value-type="float">
            <text:p>0.03</text:p>
          </table:table-cell>
          <table:table-cell table:number-columns-repeated="2"/>
          <table:table-cell table:formula="of:=[.A14]" office:value-type="float" office:value="0.03" calcext:value-type="float">
            <text:p>0.03</text:p>
          </table:table-cell>
          <table:table-cell table:formula="of:=[.D14]*20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formula="of:=[.D5]" office:value-type="float" office:value="0.9" calcext:value-type="float">
            <text:p>0.9</text:p>
          </table:table-cell>
          <table:table-cell table:number-columns-repeated="2"/>
          <table:table-cell table:formula="of:=[.A15]" office:value-type="float" office:value="0.9" calcext:value-type="float">
            <text:p>0.9</text:p>
          </table:table-cell>
          <table:table-cell table:formula="of:=[.D15]*20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14:.D15])" office:value-type="float" office:value="0.93" calcext:value-type="float">
            <text:p>0.93</text:p>
          </table:table-cell>
          <table:table-cell table:formula="of:=[.D16]*20" office:value-type="float" office:value="18.6" calcext:value-type="float">
            <text:p>18.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ouse not prorogued</text:p>
          </table:table-cell>
          <table:table-cell table:number-columns-repeated="8"/>
        </table:table-row>
        <table:table-row table:style-name="ro1">
          <table:table-cell table:formula="of:=[.D11]" office:value-type="float" office:value="0.07" calcext:value-type="float">
            <text:p>0.07</text:p>
          </table:table-cell>
          <table:table-cell table:number-columns-repeated="2"/>
          <table:table-cell table:formula="of:=[.A19]" office:value-type="float" office:value="0.07" calcext:value-type="float">
            <text:p>0.07</text:p>
          </table:table-cell>
          <table:table-cell table:formula="of:=[.D19]*20"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resigns</text:p>
          </table:table-cell>
          <table:table-cell table:number-columns-repeated="8"/>
        </table:table-row>
        <table:table-row table:style-name="ro1">
          <table:table-cell table:formula="of:=[.D19]" office:value-type="float" office:value="0.07" calcext:value-type="float">
            <text:p>0.07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22]*[.B22]" office:value-type="float" office:value="0.049" calcext:value-type="float">
            <text:p>0.049</text:p>
          </table:table-cell>
          <table:table-cell table:formula="of:=[.D22]*20"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doesn’t resign</text:p>
          </table:table-cell>
          <table:table-cell table:number-columns-repeated="8"/>
        </table:table-row>
        <table:table-row table:style-name="ro1">
          <table:table-cell table:formula="of:=[.D19]" office:value-type="float" office:value="0.07" calcext:value-type="float">
            <text:p>0.07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25]*[.B25]" office:value-type="float" office:value="0.021" calcext:value-type="float">
            <text:p>0.021</text:p>
          </table:table-cell>
          <table:table-cell table:formula="of:=[.D25]*20" office:value-type="float" office:value="0.42" calcext:value-type="float">
            <text:p>0.4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effectively sacked</text:p>
          </table:table-cell>
          <table:table-cell table:number-columns-repeated="8"/>
        </table:table-row>
        <table:table-row table:style-name="ro1">
          <table:table-cell table:formula="of:=[.D25]" office:value-type="float" office:value="0.021" calcext:value-type="float">
            <text:p>0.02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28]*[.B28]" office:value-type="float" office:value="0.0105" calcext:value-type="float">
            <text:p>0.0105</text:p>
          </table:table-cell>
          <table:table-cell table:formula="of:=[.D28]*20" office:value-type="float" office:value="0.21" calcext:value-type="float">
            <text:p>0.2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sits it out</text:p>
          </table:table-cell>
          <table:table-cell table:number-columns-repeated="8"/>
        </table:table-row>
        <table:table-row table:style-name="ro1">
          <table:table-cell table:formula="of:=[.D25]" office:value-type="float" office:value="0.021" calcext:value-type="float">
            <text:p>0.02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31]*[.B31]" office:value-type="float" office:value="0.0105" calcext:value-type="float">
            <text:p>0.0105</text:p>
          </table:table-cell>
          <table:table-cell table:formula="of:=[.D31]*20" office:value-type="float" office:value="0.21" calcext:value-type="float">
            <text:p>0.2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egotiations in BXL Continue</text:p>
          </table:table-cell>
          <table:table-cell table:number-columns-repeated="8"/>
        </table:table-row>
        <table:table-row table:style-name="ro1">
          <table:table-cell table:formula="of:=[.D31]" office:value-type="float" office:value="0.0105" calcext:value-type="float">
            <text:p>0.0105</text:p>
          </table:table-cell>
          <table:table-cell table:number-columns-repeated="2"/>
          <table:table-cell table:formula="of:=[.A34]" office:value-type="float" office:value="0.0105" calcext:value-type="float">
            <text:p>0.0105</text:p>
          </table:table-cell>
          <table:table-cell table:formula="of:=[.D34]*20" office:value-type="float" office:value="0.21" calcext:value-type="float">
            <text:p>0.21</text:p>
          </table:table-cell>
          <table:table-cell table:number-columns-repeated="4"/>
        </table:table-row>
        <table:table-row table:style-name="ro1">
          <table:table-cell table:formula="of:=[.D16]" office:value-type="float" office:value="0.93" calcext:value-type="float">
            <text:p>0.93</text:p>
          </table:table-cell>
          <table:table-cell table:number-columns-repeated="2"/>
          <table:table-cell table:formula="of:=[.A35]" office:value-type="float" office:value="0.93" calcext:value-type="float">
            <text:p>0.93</text:p>
          </table:table-cell>
          <table:table-cell table:formula="of:=[.D35]*20" office:value-type="float" office:value="18.6" calcext:value-type="float">
            <text:p>18.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34:.D35])" office:value-type="float" office:value="0.9405" calcext:value-type="float">
            <text:p>0.9405</text:p>
          </table:table-cell>
          <table:table-cell table:formula="of:=[.D36]*20" office:value-type="float" office:value="18.81" calcext:value-type="float">
            <text:p>18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jority for Caretaker</text:p>
          </table:table-cell>
          <table:table-cell table:number-columns-repeated="8"/>
        </table:table-row>
        <table:table-row table:style-name="ro1">
          <table:table-cell table:formula="of:=[.D22]" office:value-type="float" office:value="0.049" calcext:value-type="float">
            <text:p>0.049</text:p>
          </table:table-cell>
          <table:table-cell table:number-columns-repeated="2"/>
          <table:table-cell table:formula="of:=[.A38]" office:value-type="float" office:value="0.049" calcext:value-type="float">
            <text:p>0.049</text:p>
          </table:table-cell>
          <table:table-cell table:formula="of:=[.D38]*20"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table:formula="of:=[.D28]" office:value-type="float" office:value="0.0105" calcext:value-type="float">
            <text:p>0.0105</text:p>
          </table:table-cell>
          <table:table-cell table:number-columns-repeated="2"/>
          <table:table-cell table:formula="of:=[.A39]" office:value-type="float" office:value="0.0105" calcext:value-type="float">
            <text:p>0.0105</text:p>
          </table:table-cell>
          <table:table-cell table:formula="of:=[.D39]*20" office:value-type="float" office:value="0.21" calcext:value-type="float">
            <text:p>0.2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38:.D39])" office:value-type="float" office:value="0.0595" calcext:value-type="float">
            <text:p>0.0595</text:p>
          </table:table-cell>
          <table:table-cell table:formula="of:=[.D40]*20" office:value-type="float" office:value="1.19" calcext:value-type="float">
            <text:p>1.1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agreement on a Deal</text:p>
          </table:table-cell>
          <table:table-cell table:number-columns-repeated="8"/>
        </table:table-row>
        <table:table-row table:style-name="ro1">
          <table:table-cell table:formula="of:=[.D36]" office:value-type="float" office:value="0.9405" calcext:value-type="float">
            <text:p>0.9405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43]*[.B43]" office:value-type="float" office:value="0.84645" calcext:value-type="float">
            <text:p>0.84645</text:p>
          </table:table-cell>
          <table:table-cell table:formula="of:=[.D43]*20" office:value-type="float" office:value="16.929" calcext:value-type="float">
            <text:p>16.92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al Agreed</text:p>
          </table:table-cell>
          <table:table-cell table:number-columns-repeated="8"/>
        </table:table-row>
        <table:table-row table:style-name="ro1">
          <table:table-cell table:formula="of:=[.D36]" office:value-type="float" office:value="0.9405" calcext:value-type="float">
            <text:p>0.940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46]*[.B46]" office:value-type="float" office:value="0.09405" calcext:value-type="float">
            <text:p>0.09405</text:p>
          </table:table-cell>
          <table:table-cell table:formula="of:=[.D46]*20" office:value-type="float" office:value="1.881" calcext:value-type="float">
            <text:p>1.88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al Passes Commons</text:p>
          </table:table-cell>
          <table:table-cell table:number-columns-repeated="8"/>
        </table:table-row>
        <table:table-row table:style-name="ro1">
          <table:table-cell table:formula="of:=[.D46]" office:value-type="float" office:value="0.09405" calcext:value-type="float">
            <text:p>0.0940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49]*[.B49]" office:value-type="float" office:value="0.01881" calcext:value-type="float">
            <text:p>0.01881</text:p>
          </table:table-cell>
          <table:table-cell table:formula="of:=[.D49]*20" office:value-type="float" office:value="0.3762" calcext:value-type="float">
            <text:p>0.376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al Doesn’t Pass Commons</text:p>
          </table:table-cell>
          <table:table-cell table:number-columns-repeated="8"/>
        </table:table-row>
        <table:table-row table:style-name="ro1">
          <table:table-cell table:formula="of:=[.D46]" office:value-type="float" office:value="0.09405" calcext:value-type="float">
            <text:p>0.0940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52]*[.B52]" office:value-type="float" office:value="0.07524" calcext:value-type="float">
            <text:p>0.07524</text:p>
          </table:table-cell>
          <table:table-cell table:formula="of:=[.D52]*20" office:value-type="float" office:value="1.5048" calcext:value-type="float">
            <text:p>1.504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vt loses vote on Queen’s Speech</text:p>
          </table:table-cell>
          <table:table-cell table:number-columns-repeated="8"/>
        </table:table-row>
        <table:table-row table:style-name="ro1">
          <table:table-cell table:formula="of:=[.D43]" office:value-type="float" office:value="0.84645" calcext:value-type="float">
            <text:p>0.8464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55]*[.B55]" office:value-type="float" office:value="0.592515" calcext:value-type="float">
            <text:p>0.592515</text:p>
          </table:table-cell>
          <table:table-cell table:formula="of:=[.D55]*20" office:value-type="float" office:value="11.8503" calcext:value-type="float">
            <text:p>11.850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vt wins vote on Queen’s Speech</text:p>
          </table:table-cell>
          <table:table-cell table:number-columns-repeated="8"/>
        </table:table-row>
        <table:table-row table:style-name="ro1">
          <table:table-cell table:formula="of:=[.D43]" office:value-type="float" office:value="0.84645" calcext:value-type="float">
            <text:p>0.8464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58]*[.B58]" office:value-type="float" office:value="0.253935" calcext:value-type="float">
            <text:p>0.253935</text:p>
          </table:table-cell>
          <table:table-cell table:formula="of:=[.D58]*20" office:value-type="float" office:value="5.0787" calcext:value-type="float">
            <text:p>5.078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vt loses, Johnson resigns</text:p>
          </table:table-cell>
          <table:table-cell table:number-columns-repeated="8"/>
        </table:table-row>
        <table:table-row table:style-name="ro1">
          <table:table-cell table:formula="of:=[.D55]" office:value-type="float" office:value="0.592515" calcext:value-type="float">
            <text:p>0.59251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61]*[.B61]" office:value-type="float" office:value="0.4147605" calcext:value-type="float">
            <text:p>0.4147605</text:p>
          </table:table-cell>
          <table:table-cell table:formula="of:=[.D61]*20" office:value-type="float" office:value="8.29521" calcext:value-type="float">
            <text:p>8.2952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vt loses, Johnson does not resign</text:p>
          </table:table-cell>
          <table:table-cell table:number-columns-repeated="8"/>
        </table:table-row>
        <table:table-row table:style-name="ro1">
          <table:table-cell table:formula="of:=[.D55]" office:value-type="float" office:value="0.592515" calcext:value-type="float">
            <text:p>0.59251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64]*[.B64]" office:value-type="float" office:value="0.1777545" calcext:value-type="float">
            <text:p>0.1777545</text:p>
          </table:table-cell>
          <table:table-cell table:formula="of:=[.D64]*20" office:value-type="float" office:value="3.55509" calcext:value-type="float">
            <text:p>3.5550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byn tables later VONC</text:p>
          </table:table-cell>
          <table:table-cell table:number-columns-repeated="8"/>
        </table:table-row>
        <table:table-row table:style-name="ro1">
          <table:table-cell table:formula="of:=[.D64]" office:value-type="float" office:value="0.1777545" calcext:value-type="float">
            <text:p>0.1777545</text:p>
          </table:table-cell>
          <table:table-cell table:number-columns-repeated="2"/>
          <table:table-cell table:formula="of:=[.A67]" office:value-type="float" office:value="0.1777545" calcext:value-type="float">
            <text:p>0.1777545</text:p>
          </table:table-cell>
          <table:table-cell table:formula="of:=[.D67]*20" office:value-type="float" office:value="3.55509" calcext:value-type="float">
            <text:p>3.55509</text:p>
          </table:table-cell>
          <table:table-cell table:number-columns-repeated="4"/>
        </table:table-row>
        <table:table-row table:style-name="ro1">
          <table:table-cell table:formula="of:=[.D52]" office:value-type="float" office:value="0.07524" calcext:value-type="float">
            <text:p>0.07524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68]*[.B68]" office:value-type="float" office:value="0.060192" calcext:value-type="float">
            <text:p>0.060192</text:p>
          </table:table-cell>
          <table:table-cell table:formula="of:=[.D68]*20" office:value-type="float" office:value="1.20384" calcext:value-type="float">
            <text:p>1.2038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67:.D68])" office:value-type="float" office:value="0.2379465" calcext:value-type="float">
            <text:p>0.2379465</text:p>
          </table:table-cell>
          <table:table-cell table:formula="of:=[.D69]*20" office:value-type="float" office:value="4.75893" calcext:value-type="float">
            <text:p>4.758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gham/Vince used</text:p>
          </table:table-cell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formula="of:=[.D52]" office:value-type="float" office:value="0.07524" calcext:value-type="float">
            <text:p>0.07524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71]*[.B71]" office:value-type="float" office:value="0.015048" calcext:value-type="float">
            <text:p>0.015048</text:p>
          </table:table-cell>
          <table:table-cell table:formula="of:=[.D71]*20" office:value-type="float" office:value="0.30096" calcext:value-type="float">
            <text:p>0.30096</text:p>
          </table:table-cell>
          <table:table-cell table:number-columns-repeated="4"/>
        </table:table-row>
        <table:table-row table:style-name="ro1">
          <table:table-cell table:formula="of:=[.D58]" office:value-type="float" office:value="0.253935" calcext:value-type="float">
            <text:p>0.25393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72]*[.B72]" office:value-type="float" office:value="0.050787" calcext:value-type="float">
            <text:p>0.050787</text:p>
          </table:table-cell>
          <table:table-cell table:formula="of:=[.D72]*20" office:value-type="float" office:value="1.01574" calcext:value-type="float">
            <text:p>1.0157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71:.D72])" office:value-type="float" office:value="0.065835" calcext:value-type="float">
            <text:p>0.065835</text:p>
          </table:table-cell>
          <table:table-cell table:formula="of:=[.D73]*20" office:value-type="float" office:value="1.3167" calcext:value-type="float">
            <text:p>1.31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C Succeeds</text:p>
          </table:table-cell>
          <table:table-cell table:number-columns-repeated="8"/>
        </table:table-row>
        <table:table-row table:style-name="ro1">
          <table:table-cell table:formula="of:=[.D69]" office:value-type="float" office:value="0.2379465" calcext:value-type="float">
            <text:p>0.2379465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75]*[.B75]" office:value-type="float" office:value="0.21415185" calcext:value-type="float">
            <text:p>0.21415185</text:p>
          </table:table-cell>
          <table:table-cell table:formula="of:=[.D75]*20" office:value-type="float" office:value="4.283037" calcext:value-type="float">
            <text:p>4.28303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8"/>
        </table:table-row>
        <table:table-row table:style-name="ro1">
          <table:table-cell table:formula="of:=[.D69]" office:value-type="float" office:value="0.2379465" calcext:value-type="float">
            <text:p>0.237946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78]*[.B78]" office:value-type="float" office:value="0.02379465" calcext:value-type="float">
            <text:p>0.02379465</text:p>
          </table:table-cell>
          <table:table-cell table:formula="of:=[.D78]*20" office:value-type="float" office:value="0.475893" calcext:value-type="float">
            <text:p>0.47589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survives but should extend</text:p>
          </table:table-cell>
          <table:table-cell table:number-columns-repeated="8"/>
        </table:table-row>
        <table:table-row table:style-name="ro1">
          <table:table-cell table:formula="of:=[.D78]" office:value-type="float" office:value="0.02379465" calcext:value-type="float">
            <text:p>0.02379465</text:p>
          </table:table-cell>
          <table:table-cell table:number-columns-repeated="2"/>
          <table:table-cell table:formula="of:=[.A81]" office:value-type="float" office:value="0.02379465" calcext:value-type="float">
            <text:p>0.02379465</text:p>
          </table:table-cell>
          <table:table-cell table:formula="of:=[.D81]*20" office:value-type="float" office:value="0.475893" calcext:value-type="float">
            <text:p>0.475893</text:p>
          </table:table-cell>
          <table:table-cell table:number-columns-repeated="4"/>
        </table:table-row>
        <table:table-row table:style-name="ro1">
          <table:table-cell table:formula="of:=[.D58]" office:value-type="float" office:value="0.253935" calcext:value-type="float">
            <text:p>0.25393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82]*[.B82]" office:value-type="float" office:value="0.203148" calcext:value-type="float">
            <text:p>0.203148</text:p>
          </table:table-cell>
          <table:table-cell table:formula="of:=[.D82]*20" office:value-type="float" office:value="4.06296" calcext:value-type="float">
            <text:p>4.0629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81:.D82])" office:value-type="float" office:value="0.22694265" calcext:value-type="float">
            <text:p>0.22694265</text:p>
          </table:table-cell>
          <table:table-cell table:formula="of:=[.D83]*20" office:value-type="float" office:value="4.538853" calcext:value-type="float">
            <text:p>4.53885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extends and calls GE</text:p>
          </table:table-cell>
          <table:table-cell table:number-columns-repeated="8"/>
        </table:table-row>
        <table:table-row table:style-name="ro1">
          <table:table-cell table:formula="of:=[.D83]" office:value-type="float" office:value="0.22694265" calcext:value-type="float">
            <text:p>0.2269426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86]*[.B86]" office:value-type="float" office:value="0.068082795" calcext:value-type="float">
            <text:p>0.068082795</text:p>
          </table:table-cell>
          <table:table-cell table:formula="of:=[.D86]*20" office:value-type="float" office:value="1.3616559" calcext:value-type="float">
            <text:p>1.3616559</text:p>
          </table:table-cell>
          <table:table-cell table:number-columns-repeated="4"/>
        </table:table-row>
        <table:table-row table:style-name="ro1">
          <table:table-cell table:formula="of:=[.D73]" office:value-type="float" office:value="0.065835" calcext:value-type="float">
            <text:p>0.065835</text:p>
          </table:table-cell>
          <table:table-cell table:number-columns-repeated="2"/>
          <table:table-cell table:formula="of:=[.A87]" office:value-type="float" office:value="0.065835" calcext:value-type="float">
            <text:p>0.065835</text:p>
          </table:table-cell>
          <table:table-cell table:formula="of:=[.D87]*20" office:value-type="float" office:value="1.3167" calcext:value-type="float">
            <text:p>1.316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86:.D87])" office:value-type="float" office:value="0.133917795" calcext:value-type="float">
            <text:p>0.133917795</text:p>
          </table:table-cell>
          <table:table-cell table:formula="of:=[.D88]*20" office:value-type="float" office:value="2.6783559" calcext:value-type="float">
            <text:p>2.6783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son sits it out</text:p>
          </table:table-cell>
          <table:table-cell table:number-columns-repeated="8"/>
        </table:table-row>
        <table:table-row table:style-name="ro1">
          <table:table-cell table:formula="of:=[.D83]" office:value-type="float" office:value="0.22694265" calcext:value-type="float">
            <text:p>0.2269426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90]*[.B90]" office:value-type="float" office:value="0.158859855" calcext:value-type="float">
            <text:p>0.158859855</text:p>
          </table:table-cell>
          <table:table-cell table:formula="of:=[.D90]*20" office:value-type="float" office:value="3.1771971" calcext:value-type="float">
            <text:p>3.177197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retaker admin formed</text:p>
          </table:table-cell>
          <table:table-cell table:number-columns-repeated="8"/>
        </table:table-row>
        <table:table-row table:style-name="ro1">
          <table:table-cell table:formula="of:=[.D75]" office:value-type="float" office:value="0.21415185" calcext:value-type="float">
            <text:p>0.21415185</text:p>
          </table:table-cell>
          <table:table-cell table:number-columns-repeated="2"/>
          <table:table-cell table:formula="of:=[.A93]" office:value-type="float" office:value="0.21415185" calcext:value-type="float">
            <text:p>0.21415185</text:p>
          </table:table-cell>
          <table:table-cell table:formula="of:=[.D93]*20" office:value-type="float" office:value="4.283037" calcext:value-type="float">
            <text:p>4.283037</text:p>
          </table:table-cell>
          <table:table-cell table:number-columns-repeated="4"/>
        </table:table-row>
        <table:table-row table:style-name="ro1">
          <table:table-cell table:formula="of:=[.D61]" office:value-type="float" office:value="0.4147605" calcext:value-type="float">
            <text:p>0.4147605</text:p>
          </table:table-cell>
          <table:table-cell table:number-columns-repeated="2"/>
          <table:table-cell table:formula="of:=[.A94]" office:value-type="float" office:value="0.4147605" calcext:value-type="float">
            <text:p>0.4147605</text:p>
          </table:table-cell>
          <table:table-cell table:formula="of:=[.D94]*20" office:value-type="float" office:value="8.29521" calcext:value-type="float">
            <text:p>8.2952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93:.D94])" office:value-type="float" office:value="0.62891235" calcext:value-type="float">
            <text:p>0.62891235</text:p>
          </table:table-cell>
          <table:table-cell table:formula="of:=[.D95]*20" office:value-type="float" office:value="12.578247" calcext:value-type="float">
            <text:p>12.578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etaker, GE</text:p>
          </table:table-cell>
          <table:table-cell table:number-columns-repeated="8"/>
        </table:table-row>
        <table:table-row table:style-name="ro1">
          <table:table-cell table:formula="of:=[.D95]" office:value-type="float" office:value="0.62891235" calcext:value-type="float">
            <text:p>0.6289123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97]*[.B97]" office:value-type="float" office:value="0.440238645" calcext:value-type="float">
            <text:p>0.440238645</text:p>
          </table:table-cell>
          <table:table-cell table:formula="of:=[.D97]*20" office:value-type="float" office:value="8.8047729" calcext:value-type="float">
            <text:p>8.8047729</text:p>
          </table:table-cell>
          <table:table-cell table:number-columns-repeated="4"/>
        </table:table-row>
        <table:table-row table:style-name="ro1">
          <table:table-cell table:formula="of:=[.D40]" office:value-type="float" office:value="0.0595" calcext:value-type="float">
            <text:p>0.059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98]*[.B98]" office:value-type="float" office:value="0.04165" calcext:value-type="float">
            <text:p>0.04165</text:p>
          </table:table-cell>
          <table:table-cell table:formula="of:=[.D98]*20" office:value-type="float" office:value="0.833" calcext:value-type="float">
            <text:p>0.83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97:.D98])" office:value-type="float" office:value="0.481888645" calcext:value-type="float">
            <text:p>0.481888645</text:p>
          </table:table-cell>
          <table:table-cell table:formula="of:=[.D99]*20" office:value-type="float" office:value="9.6377729" calcext:value-type="float">
            <text:p>9.6377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etaker , PV</text:p>
          </table:table-cell>
          <table:table-cell table:number-columns-repeated="8"/>
        </table:table-row>
        <table:table-row table:style-name="ro1">
          <table:table-cell table:formula="of:=[.D95]" office:value-type="float" office:value="0.62891235" calcext:value-type="float">
            <text:p>0.6289123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01]*[.B101]" office:value-type="float" office:value="0.188673705" calcext:value-type="float">
            <text:p>0.188673705</text:p>
          </table:table-cell>
          <table:table-cell table:formula="of:=[.D101]*20" office:value-type="float" office:value="3.7734741" calcext:value-type="float">
            <text:p>3.7734741</text:p>
          </table:table-cell>
          <table:table-cell table:number-columns-repeated="4"/>
        </table:table-row>
        <table:table-row table:style-name="ro1">
          <table:table-cell table:formula="of:=[.D40]" office:value-type="float" office:value="0.0595" calcext:value-type="float">
            <text:p>0.059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02]*[.B102]" office:value-type="float" office:value="0.01785" calcext:value-type="float">
            <text:p>0.01785</text:p>
          </table:table-cell>
          <table:table-cell table:formula="of:=[.D102]*20" office:value-type="float" office:value="0.357" calcext:value-type="float">
            <text:p>0.357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01:.D102])" office:value-type="float" office:value="0.206523705" calcext:value-type="float">
            <text:p>0.206523705</text:p>
          </table:table-cell>
          <table:table-cell table:formula="of:=[.D103]*20" office:value-type="float" office:value="4.1304741" calcext:value-type="float">
            <text:p>4.13047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 MS rejects extension request</text:p>
          </table:table-cell>
          <table:table-cell table:number-columns-repeated="8"/>
        </table:table-row>
        <table:table-row table:style-name="ro1">
          <table:table-cell table:formula="of:=[.D88]" office:value-type="float" office:value="0.133917795" calcext:value-type="float">
            <text:p>0.133917795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A105]*[.B105]" office:value-type="float" office:value="0.00669588975" calcext:value-type="float">
            <text:p>0.00669588975</text:p>
          </table:table-cell>
          <table:table-cell table:formula="of:=[.D105]*20" office:value-type="float" office:value="0.133917795" calcext:value-type="float">
            <text:p>0.133917795</text:p>
          </table:table-cell>
          <table:table-cell table:number-columns-repeated="4"/>
        </table:table-row>
        <table:table-row table:style-name="ro1">
          <table:table-cell table:formula="of:=[.D99]" office:value-type="float" office:value="0.481888645" calcext:value-type="float">
            <text:p>0.481888645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[.A106]*[.B106]" office:value-type="float" office:value="0.0096377729" calcext:value-type="float">
            <text:p>0.0096377729</text:p>
          </table:table-cell>
          <table:table-cell table:formula="of:=[.D106]*20" office:value-type="float" office:value="0.192755458" calcext:value-type="float">
            <text:p>0.192755458</text:p>
          </table:table-cell>
          <table:table-cell table:number-columns-repeated="4"/>
        </table:table-row>
        <table:table-row table:style-name="ro1">
          <table:table-cell table:formula="of:=[.D103]" office:value-type="float" office:value="0.206523705" calcext:value-type="float">
            <text:p>0.206523705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[.A107]*[.B107]" office:value-type="float" office:value="0.0041304741" calcext:value-type="float">
            <text:p>0.0041304741</text:p>
          </table:table-cell>
          <table:table-cell table:formula="of:=[.D107]*20" office:value-type="float" office:value="0.082609482" calcext:value-type="float">
            <text:p>0.082609482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05:.D107])" office:value-type="float" office:value="0.02046413675" calcext:value-type="float">
            <text:p>0.02046413675</text:p>
          </table:table-cell>
          <table:table-cell table:formula="of:=[.D108]*20" office:value-type="float" office:value="0.409282735" calcext:value-type="float">
            <text:p>0.4092827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COME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oke by 31 Oct</text:p>
          </table:table-cell>
          <table:table-cell table:number-columns-repeated="5"/>
          <table:table-cell office:value-type="string" calcext:value-type="string">
            <text:p>Percent</text:p>
          </table:table-cell>
          <table:table-cell office:value-type="string" calcext:value-type="string">
            <text:p>Percent rounded</text:p>
          </table:table-cell>
          <table:table-cell office:value-type="string" calcext:value-type="string">
            <text:p>Percent manual</text:p>
          </table:table-cell>
        </table:table-row>
        <table:table-row table:style-name="ro1">
          <table:table-cell table:formula="of:=[.D90]" office:value-type="float" office:value="0.158859855" calcext:value-type="float">
            <text:p>0.15885985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12]*[.B112]" office:value-type="float" office:value="0.127087884" calcext:value-type="float">
            <text:p>0.127087884</text:p>
          </table:table-cell>
          <table:table-cell table:formula="of:=[.D112]*20" office:value-type="float" office:value="2.54175768" calcext:value-type="float">
            <text:p>2.54175768</text:p>
          </table:table-cell>
          <table:table-cell/>
          <table:table-cell table:formula="of:=[.D112]*100" office:value-type="float" office:value="12.7087884" calcext:value-type="float">
            <text:p>12.7087884</text:p>
          </table:table-cell>
          <table:table-cell table:style-name="ce2" table:formula="of:=[.G112]" office:value-type="float" office:value="12.7087884" calcext:value-type="float">
            <text:p>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al 31 Oct</text:p>
          </table:table-cell>
          <table:table-cell table:number-columns-repeated="8"/>
        </table:table-row>
        <table:table-row table:style-name="ro1">
          <table:table-cell table:formula="of:=[.D90]" office:value-type="float" office:value="0.158859855" calcext:value-type="float">
            <text:p>0.15885985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15]*[.B115]" office:value-type="float" office:value="0.031771971" calcext:value-type="float">
            <text:p>0.031771971</text:p>
          </table:table-cell>
          <table:table-cell table:formula="of:=[.D115]*20" office:value-type="float" office:value="0.63543942" calcext:value-type="float">
            <text:p>0.63543942</text:p>
          </table:table-cell>
          <table:table-cell/>
          <table:table-cell table:formula="of:=[.D115]*100" office:value-type="float" office:value="3.1771971" calcext:value-type="float">
            <text:p>3.1771971</text:p>
          </table:table-cell>
          <table:table-cell table:style-name="ce2" table:formula="of:=[.G115]" office:value-type="float" office:value="3.1771971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E late 2019</text:p>
          </table:table-cell>
          <table:table-cell table:number-columns-repeated="8"/>
        </table:table-row>
        <table:table-row table:style-name="ro1">
          <table:table-cell table:formula="of:=[.D88]" office:value-type="float" office:value="0.133917795" calcext:value-type="float">
            <text:p>0.133917795</text:p>
          </table:table-cell>
          <table:table-cell table:number-columns-repeated="2"/>
          <table:table-cell table:formula="of:=[.A118]" office:value-type="float" office:value="0.133917795" calcext:value-type="float">
            <text:p>0.133917795</text:p>
          </table:table-cell>
          <table:table-cell table:formula="of:=[.D118]*20" office:value-type="float" office:value="2.6783559" calcext:value-type="float">
            <text:p>2.6783559</text:p>
          </table:table-cell>
          <table:table-cell table:number-columns-repeated="4"/>
        </table:table-row>
        <table:table-row table:style-name="ro1">
          <table:table-cell table:formula="of:=[.D99]" office:value-type="float" office:value="0.481888645" calcext:value-type="float">
            <text:p>0.48188864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119]*[.B119]" office:value-type="float" office:value="0.3373220515" calcext:value-type="float">
            <text:p>0.3373220515</text:p>
          </table:table-cell>
          <table:table-cell table:formula="of:=[.D119]*20" office:value-type="float" office:value="6.74644103" calcext:value-type="float">
            <text:p>6.7464410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18:.D119])" office:value-type="float" office:value="0.4712398465" calcext:value-type="float">
            <text:p>0.4712398465</text:p>
          </table:table-cell>
          <table:table-cell table:formula="of:=[.D120]*20" office:value-type="float" office:value="9.42479693" calcext:value-type="float">
            <text:p>9.42479693</text:p>
          </table:table-cell>
          <table:table-cell/>
          <table:table-cell table:formula="of:=[.D120]*100" office:value-type="float" office:value="47.12398465" calcext:value-type="float">
            <text:p>47.12398465</text:p>
          </table:table-cell>
          <table:table-cell table:style-name="ce2" table:formula="of:=[.G120]" office:value-type="float" office:value="47.12398465" calcext:value-type="float">
            <text:p>4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E early 2020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 table:formula="of:=[.A119]" office:value-type="float" office:value="0.481888645" calcext:value-type="float">
            <text:p>0.48188864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122]*[.B122]" office:value-type="float" office:value="0.1445665935" calcext:value-type="float">
            <text:p>0.1445665935</text:p>
          </table:table-cell>
          <table:table-cell table:formula="of:=[.D122]*20" office:value-type="float" office:value="2.89133187" calcext:value-type="float">
            <text:p>2.89133187</text:p>
          </table:table-cell>
          <table:table-cell/>
          <table:table-cell table:formula="of:=[.D122]*100" office:value-type="float" office:value="14.45665935" calcext:value-type="float">
            <text:p>14.45665935</text:p>
          </table:table-cell>
          <table:table-cell table:style-name="ce2" table:formula="of:=[.G122]" office:value-type="float" office:value="14.45665935" calcext:value-type="float">
            <text:p>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 table:formula="of:=[.D103]" office:value-type="float" office:value="0.206523705" calcext:value-type="float">
            <text:p>0.206523705</text:p>
          </table:table-cell>
          <table:table-cell table:number-columns-repeated="2"/>
          <table:table-cell table:formula="of:=[.A125]" office:value-type="float" office:value="0.206523705" calcext:value-type="float">
            <text:p>0.206523705</text:p>
          </table:table-cell>
          <table:table-cell table:formula="of:=[.D125]*20" office:value-type="float" office:value="4.1304741" calcext:value-type="float">
            <text:p>4.1304741</text:p>
          </table:table-cell>
          <table:table-cell/>
          <table:table-cell table:formula="of:=[.D125]*100" office:value-type="float" office:value="20.6523705" calcext:value-type="float">
            <text:p>20.6523705</text:p>
          </table:table-cell>
          <table:table-cell table:style-name="ce2" table:formula="of:=[.G125]" office:value-type="float" office:value="20.6523705" calcext:value-type="float">
            <text:p>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Brexit With Deal</text:p>
          </table:table-cell>
          <table:table-cell table:number-columns-repeated="8"/>
        </table:table-row>
        <table:table-row table:style-name="ro1">
          <table:table-cell table:formula="of:=[.D49]" office:value-type="float" office:value="0.01881" calcext:value-type="float">
            <text:p>0.01881</text:p>
          </table:table-cell>
          <table:table-cell table:number-columns-repeated="2"/>
          <table:table-cell table:formula="of:=[.A128]" office:value-type="float" office:value="0.01881" calcext:value-type="float">
            <text:p>0.01881</text:p>
          </table:table-cell>
          <table:table-cell table:formula="of:=[.D128]*20" office:value-type="float" office:value="0.3762" calcext:value-type="float">
            <text:p>0.3762</text:p>
          </table:table-cell>
          <table:table-cell/>
          <table:table-cell table:formula="of:=[.D128]*100" office:value-type="float" office:value="1.881" calcext:value-type="float">
            <text:p>1.881</text:p>
          </table:table-cell>
          <table:table-cell table:style-name="ce2" table:formula="of:=[.G128]" office:value-type="float" office:value="1.881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SUM([.G112:.G128])" office:value-type="float" office:value="100" calcext:value-type="float">
            <text:p>100</text:p>
          </table:table-cell>
          <table:table-cell table:formula="of:=SUM([.H112:.H128])" office:value-type="float" office:value="100" calcext:value-type="float">
            <text:p>100</text:p>
          </table:table-cell>
          <table:table-cell table:formula="of:=SUM([.I112:.I128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19:09:07.821036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10-03T14:05:28.497860362</meta:creation-date>
    <meta:generator>LibreOffice/6.2.0.3$MacOSX_X86_64 LibreOffice_project/98c6a8a1c6c7b144ce3cc729e34964b47ce25d62</meta:generator>
    <dc:date>2019-10-03T19:11:20.360999910</dc:date>
    <dc:creator>Jon Worth</dc:creator>
    <meta:editing-duration>PT2H35M27S</meta:editing-duration>
    <meta:editing-cycles>8</meta:editing-cycles>
    <meta:document-statistic meta:table-count="1" meta:cell-count="269" meta:object-count="0"/>
  </office:meta>
</office:document-meta>
</file>